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1c84ba" officeooo:paragraph-rsid="001c84ba"/>
    </style:style>
    <style:style style:name="T1" style:family="text">
      <style:text-properties officeooo:rsid="001ced77"/>
    </style:style>
    <style:style style:name="T2" style:family="text">
      <style:text-properties officeooo:rsid="001de1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Many people marvel at the advanced civilizations and technologies depicted in the film industry and while these futuristic concepts can often astound audiences with their ambition, the application of <text:span text:style-name="T1">the</text:span> technology used<text:span text:style-name="T1"> to create </text:span>these films is similarly <text:span text:style-name="T1">complex and impressive</text:span>. <text:span text:style-name="T2">Movies have always tried to use new techniques to enhance their storytelling, ranging from the introduction of sound and colour to the advanced special effects and 3D pictures that are popular today. Modern computer technology allows producers to depict scenes that are too dangerous or grandiose for real sets and actors using advanced Computer-generated Imagery (CGI) and motion capturing technology. The sound effects and music that accompany the visual experience is also being improved using computer technology, adding immersion and enhancing films. Computers have also expanded the marketing and distribution of films, allowing them to be advertised to larger audiences on content sites like YouTube and viewed on a global scale by services like Netflix and Hulu. In addition to helping large members of the industry who able to afford widescale online advertisements campaigns, computers are also helping independent filmakers by providing them with online crowdfunding opportunities to connect interested parties and fund their projects. While computers allow movies to feature powerful effects and imagery, tools like CGI and 3D-imagery can be overused and lead to less compelling storytelling. Illegal distribution of films as a result of online piracy has also led to decreased profits and even exposed films ahead of their debut as a result of breaches in computer security. As the film industry embraces technological innovation, it must determine how to properly use these technologies to complement their films and decide how they will let modern technology redefine their a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2T19:50:06.288342051</meta:creation-date>
    <meta:generator>LibreOffice/4.2.8.2$Linux_X86_64 LibreOffice_project/420m0$Build-2</meta:generator>
    <dc:date>2016-07-12T22:03:47.038024234</dc:date>
    <meta:editing-duration>PT1H45M44S</meta:editing-duration>
    <meta:editing-cycles>15</meta:editing-cycles>
    <meta:document-statistic meta:table-count="0" meta:image-count="0" meta:object-count="0" meta:page-count="1" meta:paragraph-count="1" meta:word-count="283" meta:character-count="1873" meta:non-whitespace-character-count="1590"/>
  </office:meta>
</office:document-meta>
</file>